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C-vs-DS" table:style-name="ta1">
        <table:shapes>
          <draw:frame draw:z-index="0" draw:style-name="gr1" draw:text-style-name="P1" svg:width="119.48mm" svg:height="89.99mm" svg:x="22.11mm" svg:y="78.8mm">
            <loext:p draw:notify-on-update-of-ranges="'LC-vs-DS'.B3:'LC-vs-DS'.B3 'LC-vs-DS'.B4:'LC-vs-DS'.B12 'LC-vs-DS'.F3:'LC-vs-DS'.F3 'LC-vs-DS'.F4:'LC-vs-DS'.F12 'LC-vs-DS'.B3:'LC-vs-DS'.B3 'LC-vs-DS'.B4:'LC-vs-DS'.B12 'LC-vs-DS'.G3:'LC-vs-DS'.G3 'LC-vs-DS'.G4:'LC-vs-DS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7.23mm" svg:height="89.99mm" svg:x="147.1mm" svg:y="77.4mm">
            <loext:p draw:notify-on-update-of-ranges="'LC-vs-DS'.B4:'LC-vs-DS'.B12 'LC-vs-DS'.D3:'LC-vs-DS'.D3 'LC-vs-DS'.D4:'LC-vs-DS'.D12 'LC-vs-DS'.B4:'LC-vs-DS'.B12 'LC-vs-DS'.E3:'LC-vs-DS'.E3 'LC-vs-DS'.E4:'LC-vs-DS'.E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27.23mm" svg:height="89.99mm" svg:x="277.9mm" svg:y="77.59mm">
            <loext:p draw:notify-on-update-of-ranges="'LC-vs-DS'.B4:'LC-vs-DS'.B12 'LC-vs-DS'.J3:'LC-vs-DS'.J3 'LC-vs-DS'.J4:'LC-vs-DS'.J12 'LC-vs-DS'.B4:'LC-vs-DS'.B12 'LC-vs-DS'.K3:'LC-vs-DS'.K3 'LC-vs-DS'.K4:'LC-vs-DS'.K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ber of molecules is for entire domain!</text:p>
          </table:table-cell>
          <table:table-cell table:number-columns-repeated="8"/>
          <table:table-cell office:value-type="string" calcext:value-type="string">
            <text:p>(num kernel calls / num distance calculations)</text:p>
          </table:table-cell>
          <table:table-cell/>
          <table:table-cell office:value-type="string" calcext:value-type="string">
            <text:p>numCells</text:p>
          </table:table-cell>
          <table:table-cell table:formula="of:=5*5*5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numRepetitions</text:p>
          </table:table-cell>
          <table:table-cell office:value-type="string" calcext:value-type="string">
            <text:p>LC GFLOP/sec</text:p>
          </table:table-cell>
          <table:table-cell office:value-type="string" calcext:value-type="string">
            <text:p>DS GFLOP/sec</text:p>
          </table:table-cell>
          <table:table-cell office:value-type="string" calcext:value-type="string">
            <text:p>LC MFUPS</text:p>
          </table:table-cell>
          <table:table-cell office:value-type="string" calcext:value-type="string">
            <text:p>DS MFUPS</text:p>
          </table:table-cell>
          <table:table-cell office:value-type="string" calcext:value-type="string">
            <text:p>LC Walltime (for &lt;numRepetitions&gt; repetitions)</text:p>
          </table:table-cell>
          <table:table-cell office:value-type="string" calcext:value-type="string">
            <text:p>DS Walltime (for &lt;numRepetitions&gt; repetitions)</text:p>
          </table:table-cell>
          <table:table-cell office:value-type="string" calcext:value-type="string">
            <text:p>LC hit rate </text:p>
          </table:table-cell>
          <table:table-cell office:value-type="string" calcext:value-type="string">
            <text:p>DS hit rate </text:p>
          </table:table-cell>
          <table:table-cell/>
          <table:table-cell office:value-type="string" calcext:value-type="string">
            <text:p>molecules per LinkedCell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31699" calcext:value-type="float">
            <text:p>0.0531699</text:p>
          </table:table-cell>
          <table:table-cell office:value-type="float" office:value="0.799031" calcext:value-type="float">
            <text:p>0.799031</text:p>
          </table:table-cell>
          <table:table-cell office:value-type="float" office:value="2.20966" calcext:value-type="float">
            <text:p>2.20966</text:p>
          </table:table-cell>
          <table:table-cell office:value-type="float" office:value="6.19104" calcext:value-type="float">
            <text:p>6.19104</text:p>
          </table:table-cell>
          <table:table-cell office:value-type="float" office:value="1.44819" calcext:value-type="float">
            <text:p>1.44819</text:p>
          </table:table-cell>
          <table:table-cell office:value-type="float" office:value="0.516876" calcext:value-type="float">
            <text:p>0.516876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0.0181452" calcext:value-type="float">
            <text:p>0.0181452</text:p>
          </table:table-cell>
          <table:table-cell/>
          <table:table-cell table:formula="of:=[.B4]/[.$N$2]" office:value-type="float" office:value="0.256" calcext:value-type="float">
            <text:p>0.256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095" calcext:value-type="float">
            <text:p>0.170095</text:p>
          </table:table-cell>
          <table:table-cell office:value-type="float" office:value="0.814488" calcext:value-type="float">
            <text:p>0.814488</text:p>
          </table:table-cell>
          <table:table-cell office:value-type="float" office:value="3.36406" calcext:value-type="float">
            <text:p>3.36406</text:p>
          </table:table-cell>
          <table:table-cell office:value-type="float" office:value="3.07427" calcext:value-type="float">
            <text:p>3.07427</text:p>
          </table:table-cell>
          <table:table-cell office:value-type="float" office:value="0.190247" calcext:value-type="float">
            <text:p>0.190247</text:p>
          </table:table-cell>
          <table:table-cell office:value-type="float" office:value="0.20818" calcext:value-type="float">
            <text:p>0.20818</text:p>
          </table:table-cell>
          <table:table-cell office:value-type="float" office:value="0.152824" calcext:value-type="float">
            <text:p>0.152824</text:p>
          </table:table-cell>
          <table:table-cell office:value-type="float" office:value="0.0228175" calcext:value-type="float">
            <text:p>0.0228175</text:p>
          </table:table-cell>
          <table:table-cell/>
          <table:table-cell table:formula="of:=[.B5]/[.$N$2]" office:value-type="float" office:value="0.512" calcext:value-type="float">
            <text:p>0.512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1194" calcext:value-type="float">
            <text:p>0.371194</text:p>
          </table:table-cell>
          <table:table-cell office:value-type="float" office:value="0.824822" calcext:value-type="float">
            <text:p>0.824822</text:p>
          </table:table-cell>
          <table:table-cell office:value-type="float" office:value="3.67519" calcext:value-type="float">
            <text:p>3.67519</text:p>
          </table:table-cell>
          <table:table-cell office:value-type="float" office:value="1.53849" calcext:value-type="float">
            <text:p>1.53849</text:p>
          </table:table-cell>
          <table:table-cell office:value-type="float" office:value="0.348281" calcext:value-type="float">
            <text:p>0.348281</text:p>
          </table:table-cell>
          <table:table-cell office:value-type="float" office:value="0.831985" calcext:value-type="float">
            <text:p>0.831985</text:p>
          </table:table-cell>
          <table:table-cell office:value-type="float" office:value="0.171527" calcext:value-type="float">
            <text:p>0.171527</text:p>
          </table:table-cell>
          <table:table-cell office:value-type="float" office:value="0.0246063" calcext:value-type="float">
            <text:p>0.0246063</text:p>
          </table:table-cell>
          <table:table-cell/>
          <table:table-cell table:formula="of:=[.B6]/[.$N$2]" office:value-type="float" office:value="1.024" calcext:value-type="float">
            <text:p>1.024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617132" calcext:value-type="float">
            <text:p>0.617132</text:p>
          </table:table-cell>
          <table:table-cell office:value-type="float" office:value="0.833618" calcext:value-type="float">
            <text:p>0.833618</text:p>
          </table:table-cell>
          <table:table-cell office:value-type="float" office:value="2.95058" calcext:value-type="float">
            <text:p>2.95058</text:p>
          </table:table-cell>
          <table:table-cell office:value-type="float" office:value="0.772136" calcext:value-type="float">
            <text:p>0.772136</text:p>
          </table:table-cell>
          <table:table-cell office:value-type="float" office:value="0.0867627" calcext:value-type="float">
            <text:p>0.0867627</text:p>
          </table:table-cell>
          <table:table-cell office:value-type="float" office:value="0.331548" calcext:value-type="float">
            <text:p>0.331548</text:p>
          </table:table-cell>
          <table:table-cell office:value-type="float" office:value="0.17722" calcext:value-type="float">
            <text:p>0.17722</text:p>
          </table:table-cell>
          <table:table-cell office:value-type="float" office:value="0.0259804" calcext:value-type="float">
            <text:p>0.0259804</text:p>
          </table:table-cell>
          <table:table-cell/>
          <table:table-cell table:formula="of:=[.B7]/[.$N$2]" office:value-type="float" office:value="2.048" calcext:value-type="float">
            <text:p>2.048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.837046" calcext:value-type="float">
            <text:p>0.837046</text:p>
          </table:table-cell>
          <table:table-cell office:value-type="float" office:value="0.830515" calcext:value-type="float">
            <text:p>0.830515</text:p>
          </table:table-cell>
          <table:table-cell office:value-type="float" office:value="2.04033" calcext:value-type="float">
            <text:p>2.04033</text:p>
          </table:table-cell>
          <table:table-cell office:value-type="float" office:value="0.383895" calcext:value-type="float">
            <text:p>0.383895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1.3337" calcext:value-type="float">
            <text:p>1.3337</text:p>
          </table:table-cell>
          <table:table-cell office:value-type="float" office:value="0.182434" calcext:value-type="float">
            <text:p>0.182434</text:p>
          </table:table-cell>
          <table:table-cell office:value-type="float" office:value="0.0259601" calcext:value-type="float">
            <text:p>0.0259601</text:p>
          </table:table-cell>
          <table:table-cell/>
          <table:table-cell table:formula="of:=[.B8]/[.$N$2]" office:value-type="float" office:value="4.096" calcext:value-type="float">
            <text:p>4.096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834653" calcext:value-type="float">
            <text:p>0.834653</text:p>
          </table:table-cell>
          <table:table-cell office:value-type="float" office:value="1.20467" calcext:value-type="float">
            <text:p>1.20467</text:p>
          </table:table-cell>
          <table:table-cell office:value-type="float" office:value="0.192788" calcext:value-type="float">
            <text:p>0.192788</text:p>
          </table:table-cell>
          <table:table-cell office:value-type="float" office:value="0.850022" calcext:value-type="float">
            <text:p>0.850022</text:p>
          </table:table-cell>
          <table:table-cell office:value-type="float" office:value="5.31152" calcext:value-type="float">
            <text:p>5.31152</text:p>
          </table:table-cell>
          <table:table-cell office:value-type="float" office:value="0.186852" calcext:value-type="float">
            <text:p>0.186852</text:p>
          </table:table-cell>
          <table:table-cell office:value-type="float" office:value="0.025782" calcext:value-type="float">
            <text:p>0.025782</text:p>
          </table:table-cell>
          <table:table-cell/>
          <table:table-cell table:formula="of:=[.B9]/[.$N$2]" office:value-type="float" office:value="8.192" calcext:value-type="float">
            <text:p>8.19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.01504" calcext:value-type="float">
            <text:p>1.01504</text:p>
          </table:table-cell>
          <table:table-cell office:value-type="float" office:value="0.830704" calcext:value-type="float">
            <text:p>0.830704</text:p>
          </table:table-cell>
          <table:table-cell office:value-type="float" office:value="0.627754" calcext:value-type="float">
            <text:p>0.627754</text:p>
          </table:table-cell>
          <table:table-cell office:value-type="float" office:value="0.0958147" calcext:value-type="float">
            <text:p>0.0958147</text:p>
          </table:table-cell>
          <table:table-cell office:value-type="float" office:value="0.326242" calcext:value-type="float">
            <text:p>0.326242</text:p>
          </table:table-cell>
          <table:table-cell office:value-type="float" office:value="2.13746" calcext:value-type="float">
            <text:p>2.13746</text:p>
          </table:table-cell>
          <table:table-cell office:value-type="float" office:value="0.188695" calcext:value-type="float">
            <text:p>0.188695</text:p>
          </table:table-cell>
          <table:table-cell office:value-type="float" office:value="0.0261573" calcext:value-type="float">
            <text:p>0.0261573</text:p>
          </table:table-cell>
          <table:table-cell/>
          <table:table-cell table:formula="of:=[.B10]/[.$N$2]" office:value-type="float" office:value="16.384" calcext:value-type="float">
            <text:p>16.384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.03548" calcext:value-type="float">
            <text:p>1.03548</text:p>
          </table:table-cell>
          <table:table-cell office:value-type="float" office:value="0.836923" calcext:value-type="float">
            <text:p>0.836923</text:p>
          </table:table-cell>
          <table:table-cell office:value-type="float" office:value="0.319798" calcext:value-type="float">
            <text:p>0.319798</text:p>
          </table:table-cell>
          <table:table-cell office:value-type="float" office:value="0.0482476" calcext:value-type="float">
            <text:p>0.0482476</text:p>
          </table:table-cell>
          <table:table-cell office:value-type="float" office:value="0.128081" calcext:value-type="float">
            <text:p>0.128081</text:p>
          </table:table-cell>
          <table:table-cell office:value-type="float" office:value="0.848955" calcext:value-type="float">
            <text:p>0.848955</text:p>
          </table:table-cell>
          <table:table-cell office:value-type="float" office:value="0.189092" calcext:value-type="float">
            <text:p>0.189092</text:p>
          </table:table-cell>
          <table:table-cell office:value-type="float" office:value="0.0262223" calcext:value-type="float">
            <text:p>0.0262223</text:p>
          </table:table-cell>
          <table:table-cell/>
          <table:table-cell table:formula="of:=[.B11]/[.$N$2]" office:value-type="float" office:value="32.768" calcext:value-type="float">
            <text:p>32.768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1.0527" calcext:value-type="float">
            <text:p>1.0527</text:p>
          </table:table-cell>
          <table:table-cell office:value-type="float" office:value="0.832683" calcext:value-type="float">
            <text:p>0.832683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0.0239848" calcext:value-type="float">
            <text:p>0.0239848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.70775" calcext:value-type="float">
            <text:p>1.70775</text:p>
          </table:table-cell>
          <table:table-cell office:value-type="float" office:value="0.191169" calcext:value-type="float">
            <text:p>0.191169</text:p>
          </table:table-cell>
          <table:table-cell office:value-type="float" office:value="0.0264947" calcext:value-type="float">
            <text:p>0.0264947</text:p>
          </table:table-cell>
          <table:table-cell/>
          <table:table-cell table:formula="of:=[.B12]/[.$N$2]" office:value-type="float" office:value="65.536" calcext:value-type="float">
            <text:p>65.53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10(2) = 0.301029995663981</text:p>
          </table:table-cell>
          <table:table-cell table:number-columns-repeated="2"/>
          <table:table-cell office:value-type="string" calcext:value-type="string">
            <text:p>Domain: </text:p>
          </table:table-cell>
          <table:table-cell/>
          <table:table-cell office:value-type="string" calcext:value-type="string">
            <text:p>(5x5x5) inner linked cells</text:p>
          </table:table-cell>
          <table:table-cell/>
          <table:table-cell office:value-type="string" calcext:value-type="string">
            <text:p>only -O3, no avx or s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01029995663981" calcext:value-type="float">
            <text:p>0.3010299957</text:p>
          </table:table-cell>
          <table:table-cell table:number-columns-repeated="2"/>
          <table:table-cell office:value-type="string" calcext:value-type="string">
            <text:p>boxMin</text:p>
          </table:table-cell>
          <table:table-cell office:value-type="string" calcext:value-type="string">
            <text:p>0,0,0</text:p>
          </table:table-cell>
          <table:table-cell table:number-columns-repeated="2"/>
          <table:table-cell office:value-type="string" calcext:value-type="string">
            <text:p>my machine, atsccs72 with GUI turned off (can’t figure out how to compile with cmake on cluster yet)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oxMax</text:p>
          </table:table-cell>
          <table:table-cell office:value-type="string" calcext:value-type="string">
            <text:p>5.0, 5.0, 5.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utoff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outdated-direct-virtual-aos-call" table:style-name="ta1">
        <table:shapes>
          <draw:frame draw:z-index="0" draw:style-name="gr1" draw:text-style-name="P1" svg:width="159.99mm" svg:height="89.99mm" svg:x="246.16mm" svg:y="0mm">
            <loext:p draw:notify-on-update-of-ranges="'outdated-direct-virtual-aos-call'.B3:'outdated-direct-virtual-aos-call'.B14 'outdated-direct-virtual-aos-call'.C2:'outdated-direct-virtual-aos-call'.C2 'outdated-direct-virtual-aos-call'.C3:'outdated-direct-virtual-aos-call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3.23mm" svg:y="110.66mm">
            <loext:p draw:notify-on-update-of-ranges="'outdated-direct-virtual-aos-call'.B18:'outdated-direct-virtual-aos-call'.B81 'outdated-direct-virtual-aos-call'.C17:'outdated-direct-virtual-aos-call'.C17 'outdated-direct-virtual-aos-call'.C18:'outdated-direct-virtual-aos-call'.C81 'outdated-direct-virtual-aos-call'.B18:'outdated-direct-virtual-aos-call'.B81 'outdated-direct-virtual-aos-call'.E17:'outdated-direct-virtual-aos-call'.E17 'outdated-direct-virtual-aos-call'.E18:'outdated-direct-virtual-aos-call'.E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8.07mm" svg:y="216.24mm">
            <loext:p draw:notify-on-update-of-ranges="'outdated-direct-virtual-aos-call'.B18:'outdated-direct-virtual-aos-call'.B81 'outdated-direct-virtual-aos-call'.G17:'outdated-direct-virtual-aos-call'.G17 'outdated-direct-virtual-aos-call'.G18:'outdated-direct-virtual-aos-call'.G81 'outdated-direct-virtual-aos-call'.B18:'outdated-direct-virtual-aos-call'.B81 'outdated-direct-virtual-aos-call'.I17:'outdated-direct-virtual-aos-call'.I17 'outdated-direct-virtual-aos-call'.I18:'outdated-direct-virtual-aos-call'.I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/>
          <table:table-cell office:value-type="string" calcext:value-type="string">
            <text:p>100 re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 O0</text:p>
          </table:table-cell>
          <table:table-cell/>
          <table:table-cell office:value-type="string" calcext:value-type="string">
            <text:p>MFUPS O3</text:p>
          </table:table-cell>
          <table:table-cell/>
          <table:table-cell office:value-type="string" calcext:value-type="string">
            <text:p>GFLOP/sec</text:p>
          </table:table-cell>
          <table:table-cell/>
          <table:table-cell office:value-type="string" calcext:value-type="string">
            <text:p>GFLOP/sec AVX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/>
          <table:table-cell office:value-type="float" office:value="27.0048" calcext:value-type="float">
            <text:p>27.0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/>
          <table:table-cell office:value-type="float" office:value="21.4997" calcext:value-type="float">
            <text:p>21.4997</text:p>
          </table:table-cell>
          <table:table-cell/>
          <table:table-cell office:value-type="float" office:value="0.279496" calcext:value-type="float">
            <text:p>0.279496</text:p>
          </table:table-cell>
          <table:table-cell/>
          <table:table-cell office:value-type="float" office:value="0.520227" calcext:value-type="float">
            <text:p>0.520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/>
          <table:table-cell office:value-type="float" office:value="19.1124" calcext:value-type="float">
            <text:p>19.1124</text:p>
          </table:table-cell>
          <table:table-cell/>
          <table:table-cell office:value-type="float" office:value="0.496924" calcext:value-type="float">
            <text:p>0.496924</text:p>
          </table:table-cell>
          <table:table-cell/>
          <table:table-cell office:value-type="float" office:value="1.39194" calcext:value-type="float">
            <text:p>1.391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/>
          <table:table-cell office:value-type="float" office:value="27.9552" calcext:value-type="float">
            <text:p>27.9552</text:p>
          </table:table-cell>
          <table:table-cell/>
          <table:table-cell office:value-type="float" office:value="1.09025" calcext:value-type="float">
            <text:p>1.09025</text:p>
          </table:table-cell>
          <table:table-cell/>
          <table:table-cell office:value-type="float" office:value="1.58981" calcext:value-type="float">
            <text:p>1.589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/>
          <table:table-cell office:value-type="float" office:value="25.5615" calcext:value-type="float">
            <text:p>25.5615</text:p>
          </table:table-cell>
          <table:table-cell/>
          <table:table-cell office:value-type="float" office:value="1.3292" calcext:value-type="float">
            <text:p>1.3292</text:p>
          </table:table-cell>
          <table:table-cell/>
          <table:table-cell office:value-type="float" office:value="1.98405" calcext:value-type="float">
            <text:p>1.984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/>
          <table:table-cell office:value-type="float" office:value="25.2634" calcext:value-type="float">
            <text:p>25.2634</text:p>
          </table:table-cell>
          <table:table-cell/>
          <table:table-cell office:value-type="float" office:value="1.64212" calcext:value-type="float">
            <text:p>1.64212</text:p>
          </table:table-cell>
          <table:table-cell/>
          <table:table-cell office:value-type="float" office:value="2.12055" calcext:value-type="float">
            <text:p>2.120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/>
          <table:table-cell office:value-type="float" office:value="26.964" calcext:value-type="float">
            <text:p>26.964</text:p>
          </table:table-cell>
          <table:table-cell/>
          <table:table-cell office:value-type="float" office:value="2.03385" calcext:value-type="float">
            <text:p>2.03385</text:p>
          </table:table-cell>
          <table:table-cell/>
          <table:table-cell office:value-type="float" office:value="2.15295" calcext:value-type="float">
            <text:p>2.152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/>
          <table:table-cell office:value-type="float" office:value="24.4796" calcext:value-type="float">
            <text:p>24.4796</text:p>
          </table:table-cell>
          <table:table-cell/>
          <table:table-cell office:value-type="float" office:value="2.17257" calcext:value-type="float">
            <text:p>2.17257</text:p>
          </table:table-cell>
          <table:table-cell/>
          <table:table-cell office:value-type="float" office:value="2.22983" calcext:value-type="float">
            <text:p>2.229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/>
          <table:table-cell office:value-type="float" office:value="21.8637" calcext:value-type="float">
            <text:p>21.8637</text:p>
          </table:table-cell>
          <table:table-cell/>
          <table:table-cell office:value-type="float" office:value="2.2301" calcext:value-type="float">
            <text:p>2.2301</text:p>
          </table:table-cell>
          <table:table-cell/>
          <table:table-cell office:value-type="float" office:value="2.27512" calcext:value-type="float">
            <text:p>2.275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/>
          <table:table-cell office:value-type="float" office:value="19.7644" calcext:value-type="float">
            <text:p>19.7644</text:p>
          </table:table-cell>
          <table:table-cell/>
          <table:table-cell office:value-type="float" office:value="2.27686" calcext:value-type="float">
            <text:p>2.27686</text:p>
          </table:table-cell>
          <table:table-cell/>
          <table:table-cell office:value-type="float" office:value="2.29361" calcext:value-type="float">
            <text:p>2.293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/>
          <table:table-cell office:value-type="float" office:value="17.7544" calcext:value-type="float">
            <text:p>17.7544</text:p>
          </table:table-cell>
          <table:table-cell/>
          <table:table-cell office:value-type="float" office:value="2.24996" calcext:value-type="float">
            <text:p>2.24996</text:p>
          </table:table-cell>
          <table:table-cell/>
          <table:table-cell office:value-type="float" office:value="2.31973" calcext:value-type="float">
            <text:p>2.319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/>
          <table:table-cell office:value-type="float" office:value="17.2846" calcext:value-type="float">
            <text:p>17.2846</text:p>
          </table:table-cell>
          <table:table-cell/>
          <table:table-cell office:value-type="float" office:value="2.31614" calcext:value-type="float">
            <text:p>2.31614</text:p>
          </table:table-cell>
          <table:table-cell/>
          <table:table-cell office:value-type="float" office:value="2.36544" calcext:value-type="float">
            <text:p>2.365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/>
          <table:table-cell office:value-type="float" office:value="16.3703" calcext:value-type="float">
            <text:p>16.3703</text:p>
          </table:table-cell>
          <table:table-cell/>
          <table:table-cell office:value-type="float" office:value="2.3271" calcext:value-type="float">
            <text:p>2.3271</text:p>
          </table:table-cell>
          <table:table-cell/>
          <table:table-cell office:value-type="float" office:value="2.35459" calcext:value-type="float">
            <text:p>2.354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/>
          <table:table-cell office:value-type="float" office:value="15.1831" calcext:value-type="float">
            <text:p>15.1831</text:p>
          </table:table-cell>
          <table:table-cell/>
          <table:table-cell office:value-type="float" office:value="2.37074" calcext:value-type="float">
            <text:p>2.37074</text:p>
          </table:table-cell>
          <table:table-cell/>
          <table:table-cell office:value-type="float" office:value="2.41736" calcext:value-type="float">
            <text:p>2.417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/>
          <table:table-cell office:value-type="float" office:value="14.0187" calcext:value-type="float">
            <text:p>14.0187</text:p>
          </table:table-cell>
          <table:table-cell/>
          <table:table-cell office:value-type="float" office:value="2.38317" calcext:value-type="float">
            <text:p>2.38317</text:p>
          </table:table-cell>
          <table:table-cell/>
          <table:table-cell office:value-type="float" office:value="2.40081" calcext:value-type="float">
            <text:p>2.400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/>
          <table:table-cell office:value-type="float" office:value="13.0982" calcext:value-type="float">
            <text:p>13.0982</text:p>
          </table:table-cell>
          <table:table-cell/>
          <table:table-cell office:value-type="float" office:value="2.39206" calcext:value-type="float">
            <text:p>2.39206</text:p>
          </table:table-cell>
          <table:table-cell/>
          <table:table-cell office:value-type="float" office:value="2.40289" calcext:value-type="float">
            <text:p>2.402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/>
          <table:table-cell office:value-type="float" office:value="12.3501" calcext:value-type="float">
            <text:p>12.3501</text:p>
          </table:table-cell>
          <table:table-cell/>
          <table:table-cell office:value-type="float" office:value="2.38575" calcext:value-type="float">
            <text:p>2.38575</text:p>
          </table:table-cell>
          <table:table-cell/>
          <table:table-cell office:value-type="float" office:value="2.41144" calcext:value-type="float">
            <text:p>2.41144</text:p>
          </table:table-cell>
        </table:table-row>
        <table:table-row table:style-name="ro1">
          <table:table-cell table:formula="of:=[.E35]/[.C35]" office:value-type="float" office:value="23.121732223096" calcext:value-type="float">
            <text:p>23.1217322231</text:p>
          </table:table-cell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/>
          <table:table-cell office:value-type="float" office:value="11.7014" calcext:value-type="float">
            <text:p>11.7014</text:p>
          </table:table-cell>
          <table:table-cell/>
          <table:table-cell office:value-type="float" office:value="2.4105" calcext:value-type="float">
            <text:p>2.4105</text:p>
          </table:table-cell>
          <table:table-cell/>
          <table:table-cell office:value-type="float" office:value="2.38642" calcext:value-type="float">
            <text:p>2.38642</text:p>
          </table:table-cell>
        </table:table-row>
        <table:table-row table:style-name="ro1">
          <table:table-cell table:formula="of:=[.E36]/[.C36]" office:value-type="float" office:value="22.5293753738077" calcext:value-type="float">
            <text:p>22.5293753738</text:p>
          </table:table-cell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/>
          <table:table-cell office:value-type="float" office:value="10.9616" calcext:value-type="float">
            <text:p>10.9616</text:p>
          </table:table-cell>
          <table:table-cell/>
          <table:table-cell office:value-type="float" office:value="2.40924" calcext:value-type="float">
            <text:p>2.40924</text:p>
          </table:table-cell>
          <table:table-cell/>
          <table:table-cell office:value-type="float" office:value="2.39626" calcext:value-type="float">
            <text:p>2.39626</text:p>
          </table:table-cell>
        </table:table-row>
        <table:table-row table:style-name="ro1">
          <table:table-cell table:formula="of:=[.E37]/[.C37]" office:value-type="float" office:value="23.0449637159182" calcext:value-type="float">
            <text:p>23.0449637159</text:p>
          </table:table-cell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/>
          <table:table-cell office:value-type="float" office:value="10.3335" calcext:value-type="float">
            <text:p>10.3335</text:p>
          </table:table-cell>
          <table:table-cell/>
          <table:table-cell office:value-type="float" office:value="2.38497" calcext:value-type="float">
            <text:p>2.38497</text:p>
          </table:table-cell>
          <table:table-cell/>
          <table:table-cell office:value-type="float" office:value="2.44826" calcext:value-type="float">
            <text:p>2.44826</text:p>
          </table:table-cell>
        </table:table-row>
        <table:table-row table:style-name="ro1">
          <table:table-cell table:formula="of:=[.E38]/[.C38]" office:value-type="float" office:value="23.3370462065512" calcext:value-type="float">
            <text:p>23.3370462066</text:p>
          </table:table-cell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/>
          <table:table-cell office:value-type="float" office:value="9.9729" calcext:value-type="float">
            <text:p>9.9729</text:p>
          </table:table-cell>
          <table:table-cell/>
          <table:table-cell office:value-type="float" office:value="2.43054" calcext:value-type="float">
            <text:p>2.43054</text:p>
          </table:table-cell>
          <table:table-cell/>
          <table:table-cell office:value-type="float" office:value="2.4634" calcext:value-type="float">
            <text:p>2.4634</text:p>
          </table:table-cell>
        </table:table-row>
        <table:table-row table:style-name="ro1">
          <table:table-cell table:formula="of:=[.E39]/[.C39]" office:value-type="float" office:value="19.1942658085616" calcext:value-type="float">
            <text:p>19.1942658086</text:p>
          </table:table-cell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/>
          <table:table-cell office:value-type="float" office:value="7.8408" calcext:value-type="float">
            <text:p>7.8408</text:p>
          </table:table-cell>
          <table:table-cell/>
          <table:table-cell office:value-type="float" office:value="2.00582" calcext:value-type="float">
            <text:p>2.00582</text:p>
          </table:table-cell>
          <table:table-cell/>
          <table:table-cell office:value-type="float" office:value="2.47154" calcext:value-type="float">
            <text:p>2.47154</text:p>
          </table:table-cell>
        </table:table-row>
        <table:table-row table:style-name="ro1">
          <table:table-cell table:formula="of:=[.E40]/[.C40]" office:value-type="float" office:value="22.9804033533612" calcext:value-type="float">
            <text:p>22.9804033534</text:p>
          </table:table-cell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/>
          <table:table-cell office:value-type="float" office:value="9.09523" calcext:value-type="float">
            <text:p>9.09523</text:p>
          </table:table-cell>
          <table:table-cell/>
          <table:table-cell office:value-type="float" office:value="2.4304" calcext:value-type="float">
            <text:p>2.4304</text:p>
          </table:table-cell>
          <table:table-cell/>
          <table:table-cell office:value-type="float" office:value="2.44671" calcext:value-type="float">
            <text:p>2.44671</text:p>
          </table:table-cell>
        </table:table-row>
        <table:table-row table:style-name="ro1">
          <table:table-cell table:formula="of:=[.E41]/[.C41]" office:value-type="float" office:value="22.7970796939694" calcext:value-type="float">
            <text:p>22.797079694</text:p>
          </table:table-cell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/>
          <table:table-cell office:value-type="float" office:value="8.79313" calcext:value-type="float">
            <text:p>8.79313</text:p>
          </table:table-cell>
          <table:table-cell/>
          <table:table-cell office:value-type="float" office:value="2.41811" calcext:value-type="float">
            <text:p>2.41811</text:p>
          </table:table-cell>
          <table:table-cell/>
          <table:table-cell office:value-type="float" office:value="2.48536" calcext:value-type="float">
            <text:p>2.48536</text:p>
          </table:table-cell>
        </table:table-row>
        <table:table-row table:style-name="ro1">
          <table:table-cell table:formula="of:=[.E42]/[.C42]" office:value-type="float" office:value="23.0529170134507" calcext:value-type="float">
            <text:p>23.0529170135</text:p>
          </table:table-cell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/>
          <table:table-cell office:value-type="float" office:value="8.58652" calcext:value-type="float">
            <text:p>8.58652</text:p>
          </table:table-cell>
          <table:table-cell/>
          <table:table-cell office:value-type="float" office:value="2.45643" calcext:value-type="float">
            <text:p>2.45643</text:p>
          </table:table-cell>
          <table:table-cell/>
          <table:table-cell office:value-type="float" office:value="2.42238" calcext:value-type="float">
            <text:p>2.42238</text:p>
          </table:table-cell>
        </table:table-row>
        <table:table-row table:style-name="ro1">
          <table:table-cell table:formula="of:=[.E43]/[.C43]" office:value-type="float" office:value="23.146900671931" calcext:value-type="float">
            <text:p>23.1469006719</text:p>
          </table:table-cell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/>
          <table:table-cell office:value-type="float" office:value="8.14014" calcext:value-type="float">
            <text:p>8.14014</text:p>
          </table:table-cell>
          <table:table-cell/>
          <table:table-cell office:value-type="float" office:value="2.44267" calcext:value-type="float">
            <text:p>2.44267</text:p>
          </table:table-cell>
          <table:table-cell/>
          <table:table-cell office:value-type="float" office:value="2.45353" calcext:value-type="float">
            <text:p>2.45353</text:p>
          </table:table-cell>
        </table:table-row>
        <table:table-row table:style-name="ro1">
          <table:table-cell table:formula="of:=[.E44]/[.C44]" office:value-type="float" office:value="22.9460793742386" calcext:value-type="float">
            <text:p>22.9460793742</text:p>
          </table:table-cell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/>
          <table:table-cell office:value-type="float" office:value="7.87358" calcext:value-type="float">
            <text:p>7.87358</text:p>
          </table:table-cell>
          <table:table-cell/>
          <table:table-cell office:value-type="float" office:value="2.46705" calcext:value-type="float">
            <text:p>2.46705</text:p>
          </table:table-cell>
          <table:table-cell/>
          <table:table-cell office:value-type="float" office:value="2.43408" calcext:value-type="float">
            <text:p>2.43408</text:p>
          </table:table-cell>
        </table:table-row>
        <table:table-row table:style-name="ro1">
          <table:table-cell table:formula="of:=[.E45]/[.C45]" office:value-type="float" office:value="23.1727652684806" calcext:value-type="float">
            <text:p>23.1727652685</text:p>
          </table:table-cell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/>
          <table:table-cell office:value-type="float" office:value="7.55694" calcext:value-type="float">
            <text:p>7.55694</text:p>
          </table:table-cell>
          <table:table-cell/>
          <table:table-cell office:value-type="float" office:value="2.47274" calcext:value-type="float">
            <text:p>2.47274</text:p>
          </table:table-cell>
          <table:table-cell/>
          <table:table-cell office:value-type="float" office:value="2.45644" calcext:value-type="float">
            <text:p>2.45644</text:p>
          </table:table-cell>
        </table:table-row>
        <table:table-row table:style-name="ro1">
          <table:table-cell table:formula="of:=[.E46]/[.C46]" office:value-type="float" office:value="23.1132288027215" calcext:value-type="float">
            <text:p>23.1132288027</text:p>
          </table:table-cell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/>
          <table:table-cell office:value-type="float" office:value="7.28351" calcext:value-type="float">
            <text:p>7.28351</text:p>
          </table:table-cell>
          <table:table-cell/>
          <table:table-cell office:value-type="float" office:value="2.46133" calcext:value-type="float">
            <text:p>2.46133</text:p>
          </table:table-cell>
          <table:table-cell/>
          <table:table-cell office:value-type="float" office:value="2.46223" calcext:value-type="float">
            <text:p>2.46223</text:p>
          </table:table-cell>
        </table:table-row>
        <table:table-row table:style-name="ro1">
          <table:table-cell table:formula="of:=[.E47]/[.C47]" office:value-type="float" office:value="23.029322075202" calcext:value-type="float">
            <text:p>23.0293220752</text:p>
          </table:table-cell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/>
          <table:table-cell office:value-type="float" office:value="6.99313" calcext:value-type="float">
            <text:p>6.99313</text:p>
          </table:table-cell>
          <table:table-cell/>
          <table:table-cell office:value-type="float" office:value="2.45599" calcext:value-type="float">
            <text:p>2.45599</text:p>
          </table:table-cell>
          <table:table-cell/>
          <table:table-cell office:value-type="float" office:value="2.48356" calcext:value-type="float">
            <text:p>2.483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/>
          <table:table-cell office:value-type="float" office:value="6.78875" calcext:value-type="float">
            <text:p>6.78875</text:p>
          </table:table-cell>
          <table:table-cell/>
          <table:table-cell office:value-type="float" office:value="2.46629" calcext:value-type="float">
            <text:p>2.46629</text:p>
          </table:table-cell>
          <table:table-cell/>
          <table:table-cell office:value-type="float" office:value="2.49146" calcext:value-type="float">
            <text:p>2.491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/>
          <table:table-cell office:value-type="float" office:value="6.58218" calcext:value-type="float">
            <text:p>6.58218</text:p>
          </table:table-cell>
          <table:table-cell/>
          <table:table-cell office:value-type="float" office:value="2.48231" calcext:value-type="float">
            <text:p>2.48231</text:p>
          </table:table-cell>
          <table:table-cell/>
          <table:table-cell office:value-type="float" office:value="2.46708" calcext:value-type="float">
            <text:p>2.4670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/>
          <table:table-cell office:value-type="float" office:value="6.30654" calcext:value-type="float">
            <text:p>6.30654</text:p>
          </table:table-cell>
          <table:table-cell/>
          <table:table-cell office:value-type="float" office:value="2.46184" calcext:value-type="float">
            <text:p>2.46184</text:p>
          </table:table-cell>
          <table:table-cell/>
          <table:table-cell office:value-type="float" office:value="2.4953" calcext:value-type="float">
            <text:p>2.495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/>
          <table:table-cell office:value-type="float" office:value="6.16721" calcext:value-type="float">
            <text:p>6.16721</text:p>
          </table:table-cell>
          <table:table-cell/>
          <table:table-cell office:value-type="float" office:value="2.47269" calcext:value-type="float">
            <text:p>2.47269</text:p>
          </table:table-cell>
          <table:table-cell/>
          <table:table-cell office:value-type="float" office:value="2.4907" calcext:value-type="float">
            <text:p>2.4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/>
          <table:table-cell office:value-type="float" office:value="6.03603" calcext:value-type="float">
            <text:p>6.03603</text:p>
          </table:table-cell>
          <table:table-cell/>
          <table:table-cell office:value-type="float" office:value="2.48477" calcext:value-type="float">
            <text:p>2.48477</text:p>
          </table:table-cell>
          <table:table-cell/>
          <table:table-cell office:value-type="float" office:value="2.49268" calcext:value-type="float">
            <text:p>2.492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/>
          <table:table-cell office:value-type="float" office:value="5.87605" calcext:value-type="float">
            <text:p>5.87605</text:p>
          </table:table-cell>
          <table:table-cell/>
          <table:table-cell office:value-type="float" office:value="2.49144" calcext:value-type="float">
            <text:p>2.49144</text:p>
          </table:table-cell>
          <table:table-cell/>
          <table:table-cell office:value-type="float" office:value="2.49976" calcext:value-type="float">
            <text:p>2.4997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/>
          <table:table-cell office:value-type="float" office:value="5.64825" calcext:value-type="float">
            <text:p>5.64825</text:p>
          </table:table-cell>
          <table:table-cell/>
          <table:table-cell office:value-type="float" office:value="2.45653" calcext:value-type="float">
            <text:p>2.45653</text:p>
          </table:table-cell>
          <table:table-cell/>
          <table:table-cell office:value-type="float" office:value="2.50329" calcext:value-type="float">
            <text:p>2.5032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/>
          <table:table-cell office:value-type="float" office:value="5.53685" calcext:value-type="float">
            <text:p>5.53685</text:p>
          </table:table-cell>
          <table:table-cell/>
          <table:table-cell office:value-type="float" office:value="2.48226" calcext:value-type="float">
            <text:p>2.48226</text:p>
          </table:table-cell>
          <table:table-cell/>
          <table:table-cell office:value-type="float" office:value="2.51822" calcext:value-type="float">
            <text:p>2.518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/>
          <table:table-cell office:value-type="float" office:value="5.3585" calcext:value-type="float">
            <text:p>5.3585</text:p>
          </table:table-cell>
          <table:table-cell/>
          <table:table-cell office:value-type="float" office:value="2.47645" calcext:value-type="float">
            <text:p>2.47645</text:p>
          </table:table-cell>
          <table:table-cell/>
          <table:table-cell office:value-type="float" office:value="2.51485" calcext:value-type="float">
            <text:p>2.5148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/>
          <table:table-cell office:value-type="float" office:value="5.22091" calcext:value-type="float">
            <text:p>5.22091</text:p>
          </table:table-cell>
          <table:table-cell/>
          <table:table-cell office:value-type="float" office:value="2.48254" calcext:value-type="float">
            <text:p>2.48254</text:p>
          </table:table-cell>
          <table:table-cell/>
          <table:table-cell office:value-type="float" office:value="2.52554" calcext:value-type="float">
            <text:p>2.5255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/>
          <table:table-cell office:value-type="float" office:value="5.03805" calcext:value-type="float">
            <text:p>5.03805</text:p>
          </table:table-cell>
          <table:table-cell/>
          <table:table-cell office:value-type="float" office:value="2.46496" calcext:value-type="float">
            <text:p>2.46496</text:p>
          </table:table-cell>
          <table:table-cell/>
          <table:table-cell office:value-type="float" office:value="2.4933" calcext:value-type="float">
            <text:p>2.49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/>
          <table:table-cell office:value-type="float" office:value="4.97182" calcext:value-type="float">
            <text:p>4.97182</text:p>
          </table:table-cell>
          <table:table-cell/>
          <table:table-cell office:value-type="float" office:value="2.4923" calcext:value-type="float">
            <text:p>2.4923</text:p>
          </table:table-cell>
          <table:table-cell/>
          <table:table-cell office:value-type="float" office:value="2.52141" calcext:value-type="float">
            <text:p>2.521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/>
          <table:table-cell office:value-type="float" office:value="4.8353" calcext:value-type="float">
            <text:p>4.8353</text:p>
          </table:table-cell>
          <table:table-cell/>
          <table:table-cell office:value-type="float" office:value="2.48017" calcext:value-type="float">
            <text:p>2.48017</text:p>
          </table:table-cell>
          <table:table-cell/>
          <table:table-cell office:value-type="float" office:value="2.52294" calcext:value-type="float">
            <text:p>2.522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/>
          <table:table-cell office:value-type="float" office:value="4.71329" calcext:value-type="float">
            <text:p>4.71329</text:p>
          </table:table-cell>
          <table:table-cell/>
          <table:table-cell office:value-type="float" office:value="2.48047" calcext:value-type="float">
            <text:p>2.48047</text:p>
          </table:table-cell>
          <table:table-cell/>
          <table:table-cell office:value-type="float" office:value="2.51831" calcext:value-type="float">
            <text:p>2.518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/>
          <table:table-cell office:value-type="float" office:value="4.5729" calcext:value-type="float">
            <text:p>4.5729</text:p>
          </table:table-cell>
          <table:table-cell/>
          <table:table-cell office:value-type="float" office:value="2.46754" calcext:value-type="float">
            <text:p>2.46754</text:p>
          </table:table-cell>
          <table:table-cell/>
          <table:table-cell office:value-type="float" office:value="2.52871" calcext:value-type="float">
            <text:p>2.5287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/>
          <table:table-cell office:value-type="float" office:value="4.48578" calcext:value-type="float">
            <text:p>4.48578</text:p>
          </table:table-cell>
          <table:table-cell/>
          <table:table-cell office:value-type="float" office:value="2.482" calcext:value-type="float">
            <text:p>2.482</text:p>
          </table:table-cell>
          <table:table-cell/>
          <table:table-cell office:value-type="float" office:value="2.52085" calcext:value-type="float">
            <text:p>2.5208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/>
          <table:table-cell office:value-type="float" office:value="4.39442" calcext:value-type="float">
            <text:p>4.39442</text:p>
          </table:table-cell>
          <table:table-cell/>
          <table:table-cell office:value-type="float" office:value="2.48481" calcext:value-type="float">
            <text:p>2.48481</text:p>
          </table:table-cell>
          <table:table-cell/>
          <table:table-cell office:value-type="float" office:value="2.51584" calcext:value-type="float">
            <text:p>2.5158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/>
          <table:table-cell office:value-type="float" office:value="4.32954" calcext:value-type="float">
            <text:p>4.32954</text:p>
          </table:table-cell>
          <table:table-cell/>
          <table:table-cell office:value-type="float" office:value="2.50572" calcext:value-type="float">
            <text:p>2.50572</text:p>
          </table:table-cell>
          <table:table-cell/>
          <table:table-cell office:value-type="float" office:value="2.52811" calcext:value-type="float">
            <text:p>2.528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/>
          <table:table-cell office:value-type="float" office:value="4.20551" calcext:value-type="float">
            <text:p>4.20551</text:p>
          </table:table-cell>
          <table:table-cell/>
          <table:table-cell office:value-type="float" office:value="2.49138" calcext:value-type="float">
            <text:p>2.49138</text:p>
          </table:table-cell>
          <table:table-cell/>
          <table:table-cell office:value-type="float" office:value="2.50076" calcext:value-type="float">
            <text:p>2.500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/>
          <table:table-cell office:value-type="float" office:value="4.01591" calcext:value-type="float">
            <text:p>4.01591</text:p>
          </table:table-cell>
          <table:table-cell/>
          <table:table-cell office:value-type="float" office:value="2.42946" calcext:value-type="float">
            <text:p>2.42946</text:p>
          </table:table-cell>
          <table:table-cell/>
          <table:table-cell office:value-type="float" office:value="2.50572" calcext:value-type="float">
            <text:p>2.5057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/>
          <table:table-cell office:value-type="float" office:value="3.98504" calcext:value-type="float">
            <text:p>3.98504</text:p>
          </table:table-cell>
          <table:table-cell/>
          <table:table-cell office:value-type="float" office:value="2.46369" calcext:value-type="float">
            <text:p>2.46369</text:p>
          </table:table-cell>
          <table:table-cell/>
          <table:table-cell office:value-type="float" office:value="2.51198" calcext:value-type="float">
            <text:p>2.5119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/>
          <table:table-cell office:value-type="float" office:value="3.91459" calcext:value-type="float">
            <text:p>3.91459</text:p>
          </table:table-cell>
          <table:table-cell/>
          <table:table-cell office:value-type="float" office:value="2.46664" calcext:value-type="float">
            <text:p>2.46664</text:p>
          </table:table-cell>
          <table:table-cell/>
          <table:table-cell office:value-type="float" office:value="2.50517" calcext:value-type="float">
            <text:p>2.505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/>
          <table:table-cell office:value-type="float" office:value="3.77802" calcext:value-type="float">
            <text:p>3.77802</text:p>
          </table:table-cell>
          <table:table-cell/>
          <table:table-cell office:value-type="float" office:value="2.42948" calcext:value-type="float">
            <text:p>2.42948</text:p>
          </table:table-cell>
          <table:table-cell/>
          <table:table-cell office:value-type="float" office:value="2.51448" calcext:value-type="float">
            <text:p>2.514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/>
          <table:table-cell office:value-type="float" office:value="3.78803" calcext:value-type="float">
            <text:p>3.78803</text:p>
          </table:table-cell>
          <table:table-cell/>
          <table:table-cell office:value-type="float" office:value="2.47737" calcext:value-type="float">
            <text:p>2.47737</text:p>
          </table:table-cell>
          <table:table-cell/>
          <table:table-cell office:value-type="float" office:value="2.50408" calcext:value-type="float">
            <text:p>2.5040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/>
          <table:table-cell office:value-type="float" office:value="3.55932" calcext:value-type="float">
            <text:p>3.55932</text:p>
          </table:table-cell>
          <table:table-cell/>
          <table:table-cell office:value-type="float" office:value="2.374" calcext:value-type="float">
            <text:p>2.374</text:p>
          </table:table-cell>
          <table:table-cell/>
          <table:table-cell office:value-type="float" office:value="2.51459" calcext:value-type="float">
            <text:p>2.514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/>
          <table:table-cell office:value-type="float" office:value="3.59924" calcext:value-type="float">
            <text:p>3.59924</text:p>
          </table:table-cell>
          <table:table-cell/>
          <table:table-cell office:value-type="float" office:value="2.43925" calcext:value-type="float">
            <text:p>2.43925</text:p>
          </table:table-cell>
          <table:table-cell/>
          <table:table-cell office:value-type="float" office:value="2.51432" calcext:value-type="float">
            <text:p>2.5143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/>
          <table:table-cell office:value-type="float" office:value="3.57206" calcext:value-type="float">
            <text:p>3.57206</text:p>
          </table:table-cell>
          <table:table-cell/>
          <table:table-cell office:value-type="float" office:value="2.4651" calcext:value-type="float">
            <text:p>2.4651</text:p>
          </table:table-cell>
          <table:table-cell/>
          <table:table-cell office:value-type="float" office:value="2.51317" calcext:value-type="float">
            <text:p>2.5131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/>
          <table:table-cell office:value-type="float" office:value="3.4227" calcext:value-type="float">
            <text:p>3.4227</text:p>
          </table:table-cell>
          <table:table-cell/>
          <table:table-cell office:value-type="float" office:value="2.40663" calcext:value-type="float">
            <text:p>2.40663</text:p>
          </table:table-cell>
          <table:table-cell/>
          <table:table-cell office:value-type="float" office:value="2.525" calcext:value-type="float">
            <text:p>2.52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/>
          <table:table-cell office:value-type="float" office:value="3.35423" calcext:value-type="float">
            <text:p>3.35423</text:p>
          </table:table-cell>
          <table:table-cell/>
          <table:table-cell office:value-type="float" office:value="2.39606" calcext:value-type="float">
            <text:p>2.39606</text:p>
          </table:table-cell>
          <table:table-cell/>
          <table:table-cell office:value-type="float" office:value="2.51914" calcext:value-type="float">
            <text:p>2.519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/>
          <table:table-cell office:value-type="float" office:value="3.33745" calcext:value-type="float">
            <text:p>3.33745</text:p>
          </table:table-cell>
          <table:table-cell/>
          <table:table-cell office:value-type="float" office:value="2.41965" calcext:value-type="float">
            <text:p>2.41965</text:p>
          </table:table-cell>
          <table:table-cell/>
          <table:table-cell office:value-type="float" office:value="2.51963" calcext:value-type="float">
            <text:p>2.5196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/>
          <table:table-cell office:value-type="float" office:value="3.32721" calcext:value-type="float">
            <text:p>3.32721</text:p>
          </table:table-cell>
          <table:table-cell/>
          <table:table-cell office:value-type="float" office:value="2.45777" calcext:value-type="float">
            <text:p>2.45777</text:p>
          </table:table-cell>
          <table:table-cell/>
          <table:table-cell office:value-type="float" office:value="2.51698" calcext:value-type="float">
            <text:p>2.516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/>
          <table:table-cell office:value-type="float" office:value="3.061" calcext:value-type="float">
            <text:p>3.061</text:p>
          </table:table-cell>
          <table:table-cell/>
          <table:table-cell office:value-type="float" office:value="2.29763" calcext:value-type="float">
            <text:p>2.29763</text:p>
          </table:table-cell>
          <table:table-cell/>
          <table:table-cell office:value-type="float" office:value="2.51267" calcext:value-type="float">
            <text:p>2.5126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/>
          <table:table-cell office:value-type="float" office:value="3.23632" calcext:value-type="float">
            <text:p>3.23632</text:p>
          </table:table-cell>
          <table:table-cell/>
          <table:table-cell office:value-type="float" office:value="2.4707" calcext:value-type="float">
            <text:p>2.4707</text:p>
          </table:table-cell>
          <table:table-cell/>
          <table:table-cell office:value-type="float" office:value="2.51573" calcext:value-type="float">
            <text:p>2.5157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/>
          <table:table-cell office:value-type="float" office:value="3.21271" calcext:value-type="float">
            <text:p>3.21271</text:p>
          </table:table-cell>
          <table:table-cell/>
          <table:table-cell office:value-type="float" office:value="2.48573" calcext:value-type="float">
            <text:p>2.48573</text:p>
          </table:table-cell>
          <table:table-cell/>
          <table:table-cell office:value-type="float" office:value="2.52311" calcext:value-type="float">
            <text:p>2.52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6:10:35.220437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23T16:32:24.056148241</dc:date>
    <dc:creator>Nikola Tchipev</dc:creator>
    <meta:editing-duration>PT2H8M10S</meta:editing-duration>
    <meta:editing-cycles>16</meta:editing-cycles>
    <meta:generator>LibreOffice/5.1.6.2$Linux_X86_64 LibreOffice_project/10m0$Build-2</meta:generator>
    <meta:document-statistic meta:table-count="2" meta:cell-count="4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outdated-direct-virtual-aos-call'.B3:'outdated-direct-virtual-aos-call'.C14 'outdated-direct-virtual-aos-call'.C2:'outdated-direct-virtual-aos-call'.C2" chart:data-source-has-labels="row" svg:x="1.331cm" svg:y="0.18cm" svg:width="11.788cm" svg:height="7.659cm">
          <chartooo:coordinate-region svg:x="3.17cm" svg:y="0.379cm" svg:width="9.577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outdated-direct-virtual-aos-call'.C3:'outdated-direct-virtual-aos-call'.C14" chart:label-cell-address="'outdated-direct-virtual-aos-call'.C2:'outdated-direct-virtual-aos-call'.C2" chart:class="chart:scatter">
            <chart:domain table:cell-range-address="'outdated-direct-virtual-aos-call'.B3:'outdated-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outdated-direct-virtual-aos-call'.C2:'outdated-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3:'outdated-direct-virtual-aos-call'.B14</svg:desc>
                </draw:g>
              </table:table-cell>
              <table:table-cell office:value-type="float" office:value="11.4692">
                <text:p>11.4692</text:p>
                <draw:g>
                  <svg:desc>'outdated-direct-virtual-aos-call'.C3:'outdated-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outdated-direct-virtual-aos-call'.B18:'outdated-direct-virtual-aos-call'.C81 'outdated-direct-virtual-aos-call'.C17:'outdated-direct-virtual-aos-call'.C17 'outdated-direct-virtual-aos-call'.E17:'outdated-direct-virtual-aos-call'.E81" chart:data-source-has-labels="row" svg:x="1.331cm" svg:y="0.18cm" svg:width="11.232cm" svg:height="7.659cm">
          <chartooo:coordinate-region svg:x="1.952cm" svg:y="0.379cm" svg:width="10.424cm" svg:height="6.813cm"/>
          <chart:axis chart:dimension="x" chart:name="primary-x" chart:style-name="ch4">
            <chart:title svg:x="5.792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outdated-direct-virtual-aos-call'.C18:'outdated-direct-virtual-aos-call'.C81" chart:label-cell-address="'outdated-direct-virtual-aos-call'.C17:'outdated-direct-virtual-aos-call'.C17" chart:class="chart:scatter">
            <chart:domain table:cell-range-address="'outdated-direct-virtual-aos-call'.B18:'outdated-direct-virtual-aos-call'.B81"/>
            <chart:data-point chart:repeated="64"/>
          </chart:series>
          <chart:series chart:style-name="ch10" chart:values-cell-range-address="'outdated-direct-virtual-aos-call'.E18:'outdated-direct-virtual-aos-call'.E81" chart:label-cell-address="'outdated-direct-virtual-aos-call'.E17:'outdated-direct-virtual-aos-call'.E17" chart:class="chart:scatte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O0</text:p>
                <draw:g>
                  <svg:desc>'outdated-direct-virtual-aos-call'.C17:'outdated-direct-virtual-aos-call'.C17</svg:desc>
                </draw:g>
              </table:table-cell>
              <table:table-cell office:value-type="string">
                <text:p>MFUPS O3</text:p>
                <draw:g>
                  <svg:desc>'outdated-direct-virtual-aos-call'.E17:'outdated-direct-virtual-aos-call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18:'outdated-direct-virtual-aos-call'.B81</svg:desc>
                </draw:g>
              </table:table-cell>
              <table:table-cell office:value-type="float" office:value="12.276">
                <text:p>12.276</text:p>
                <draw:g>
                  <svg:desc>'outdated-direct-virtual-aos-call'.C18:'outdated-direct-virtual-aos-call'.C81</svg:desc>
                </draw:g>
              </table:table-cell>
              <table:table-cell office:value-type="float" office:value="27.0048">
                <text:p>27.0048</text:p>
                <draw:g>
                  <svg:desc>'outdated-direct-virtual-aos-call'.E18:'outdated-direct-virtual-aos-call'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  <table:table-cell office:value-type="float" office:value="21.4997">
                <text:p>21.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  <table:table-cell office:value-type="float" office:value="19.1124">
                <text:p>19.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  <table:table-cell office:value-type="float" office:value="27.9552">
                <text:p>27.9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  <table:table-cell office:value-type="float" office:value="25.5615">
                <text:p>25.5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  <table:table-cell office:value-type="float" office:value="25.2634">
                <text:p>25.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  <table:table-cell office:value-type="float" office:value="26.964">
                <text:p>26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  <table:table-cell office:value-type="float" office:value="24.4796">
                <text:p>24.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  <table:table-cell office:value-type="float" office:value="21.8637">
                <text:p>21.8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  <table:table-cell office:value-type="float" office:value="19.7644">
                <text:p>19.7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  <table:table-cell office:value-type="float" office:value="17.7544">
                <text:p>17.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  <table:table-cell office:value-type="float" office:value="17.2846">
                <text:p>17.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  <table:table-cell office:value-type="float" office:value="16.3703">
                <text:p>16.3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  <table:table-cell office:value-type="float" office:value="15.1831">
                <text:p>15.1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  <table:table-cell office:value-type="float" office:value="14.0187">
                <text:p>14.0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  <table:table-cell office:value-type="float" office:value="13.0982">
                <text:p>13.0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  <table:table-cell office:value-type="float" office:value="12.3501">
                <text:p>12.3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  <table:table-cell office:value-type="float" office:value="11.7014">
                <text:p>11.7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  <table:table-cell office:value-type="float" office:value="10.9616">
                <text:p>10.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  <table:table-cell office:value-type="float" office:value="10.3335">
                <text:p>10.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  <table:table-cell office:value-type="float" office:value="9.9729">
                <text:p>9.9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  <table:table-cell office:value-type="float" office:value="7.8408">
                <text:p>7.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  <table:table-cell office:value-type="float" office:value="9.09523">
                <text:p>9.0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  <table:table-cell office:value-type="float" office:value="8.79313">
                <text:p>8.7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  <table:table-cell office:value-type="float" office:value="8.58652">
                <text:p>8.58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  <table:table-cell office:value-type="float" office:value="8.14014">
                <text:p>8.14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  <table:table-cell office:value-type="float" office:value="7.87358">
                <text:p>7.87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  <table:table-cell office:value-type="float" office:value="7.55694">
                <text:p>7.5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  <table:table-cell office:value-type="float" office:value="7.28351">
                <text:p>7.28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  <table:table-cell office:value-type="float" office:value="6.99313">
                <text:p>6.99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  <table:table-cell office:value-type="float" office:value="6.78875">
                <text:p>6.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  <table:table-cell office:value-type="float" office:value="6.58218">
                <text:p>6.5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  <table:table-cell office:value-type="float" office:value="6.30654">
                <text:p>6.3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  <table:table-cell office:value-type="float" office:value="6.16721">
                <text:p>6.16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  <table:table-cell office:value-type="float" office:value="6.03603">
                <text:p>6.0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  <table:table-cell office:value-type="float" office:value="5.87605">
                <text:p>5.87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  <table:table-cell office:value-type="float" office:value="5.64825">
                <text:p>5.64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  <table:table-cell office:value-type="float" office:value="5.53685">
                <text:p>5.53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  <table:table-cell office:value-type="float" office:value="5.3585">
                <text:p>5.3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  <table:table-cell office:value-type="float" office:value="5.22091">
                <text:p>5.22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  <table:table-cell office:value-type="float" office:value="5.03805">
                <text:p>5.0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  <table:table-cell office:value-type="float" office:value="4.97182">
                <text:p>4.97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  <table:table-cell office:value-type="float" office:value="4.8353">
                <text:p>4.8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  <table:table-cell office:value-type="float" office:value="4.71329">
                <text:p>4.7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  <table:table-cell office:value-type="float" office:value="4.5729">
                <text:p>4.5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  <table:table-cell office:value-type="float" office:value="4.48578">
                <text:p>4.48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  <table:table-cell office:value-type="float" office:value="4.39442">
                <text:p>4.39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  <table:table-cell office:value-type="float" office:value="4.32954">
                <text:p>4.32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  <table:table-cell office:value-type="float" office:value="4.20551">
                <text:p>4.20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  <table:table-cell office:value-type="float" office:value="4.01591">
                <text:p>4.01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  <table:table-cell office:value-type="float" office:value="3.98504">
                <text:p>3.98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  <table:table-cell office:value-type="float" office:value="3.91459">
                <text:p>3.91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  <table:table-cell office:value-type="float" office:value="3.77802">
                <text:p>3.7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  <table:table-cell office:value-type="float" office:value="3.78803">
                <text:p>3.78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  <table:table-cell office:value-type="float" office:value="3.59924">
                <text:p>3.59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  <table:table-cell office:value-type="float" office:value="3.57206">
                <text:p>3.5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  <table:table-cell office:value-type="float" office:value="3.4227">
                <text:p>3.4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  <table:table-cell office:value-type="float" office:value="3.35423">
                <text:p>3.35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  <table:table-cell office:value-type="float" office:value="3.33745">
                <text:p>3.33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  <table:table-cell office:value-type="float" office:value="3.32721">
                <text:p>3.32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  <table:table-cell office:value-type="float" office:value="3.23632">
                <text:p>3.23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  <table:table-cell office:value-type="float" office:value="3.21271">
                <text:p>3.21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49cm" svg:height="9cm" xlink:href=".." xlink:type="simple" chart:class="chart:scatter" chart:style-name="ch1">
        <chart:legend chart:legend-position="end" svg:x="8.806cm" svg:y="3.952cm" style:legend-expansion="high" chart:style-name="ch2"/>
        <chart:plot-area chart:style-name="ch3" table:cell-range-address="'LC-vs-DS'.B3:'LC-vs-DS'.B12 'LC-vs-DS'.F3:'LC-vs-DS'.G12" chart:data-source-has-labels="row" svg:x="1.249cm" svg:y="0.18cm" svg:width="7.319cm" svg:height="7.659cm">
          <chartooo:coordinate-region svg:x="1.685cm" svg:y="0.379cm" svg:width="6.626cm" svg:height="6.813cm"/>
          <chart:axis chart:dimension="x" chart:name="primary-x" chart:style-name="ch4">
            <chart:title svg:x="3.753cm" svg:y="8.019cm" chart:style-name="ch5">
              <text:p>num molecules</text:p>
            </chart:title>
          </chart:axis>
          <chart:axis chart:dimension="y" chart:name="primary-y" chart:style-name="ch6">
            <chart:title svg:x="0.451cm" svg:y="5.548cm" chart:style-name="ch7">
              <text:p>Million Force UP/sec</text:p>
            </chart:title>
            <chart:grid chart:style-name="ch8" chart:class="major"/>
          </chart:axis>
          <chart:series chart:style-name="ch9" chart:values-cell-range-address="'LC-vs-DS'.F4:'LC-vs-DS'.F12" chart:label-cell-address="'LC-vs-DS'.F3:'LC-vs-DS'.F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G4:'LC-vs-DS'.G12" chart:label-cell-address="'LC-vs-DS'.G3:'LC-vs-DS'.G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MFUPS</text:p>
                <draw:g>
                  <svg:desc>'LC-vs-DS'.F3:'LC-vs-DS'.F3</svg:desc>
                </draw:g>
              </table:table-cell>
              <table:table-cell office:value-type="string">
                <text:p>DS MFUPS</text:p>
                <draw:g>
                  <svg:desc>'LC-vs-DS'.G3:'LC-vs-D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2.20966">
                <text:p>2.20966</text:p>
                <draw:g>
                  <svg:desc>'LC-vs-DS'.F4:'LC-vs-DS'.F12</svg:desc>
                </draw:g>
              </table:table-cell>
              <table:table-cell office:value-type="float" office:value="6.19104">
                <text:p>6.19104</text:p>
                <draw:g>
                  <svg:desc>'LC-vs-DS'.G4:'LC-vs-D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.36406">
                <text:p>3.36406</text:p>
              </table:table-cell>
              <table:table-cell office:value-type="float" office:value="3.07427">
                <text:p>3.07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.67519">
                <text:p>3.67519</text:p>
              </table:table-cell>
              <table:table-cell office:value-type="float" office:value="1.53849">
                <text:p>1.53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.95058">
                <text:p>2.95058</text:p>
              </table:table-cell>
              <table:table-cell office:value-type="float" office:value="0.772136">
                <text:p>0.772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.04033">
                <text:p>2.04033</text:p>
              </table:table-cell>
              <table:table-cell office:value-type="float" office:value="0.383895">
                <text:p>0.383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.20467">
                <text:p>1.20467</text:p>
              </table:table-cell>
              <table:table-cell office:value-type="float" office:value="0.192788">
                <text:p>0.192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627754">
                <text:p>0.627754</text:p>
              </table:table-cell>
              <table:table-cell office:value-type="float" office:value="0.0958147">
                <text:p>0.095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319798">
                <text:p>0.319798</text:p>
              </table:table-cell>
              <table:table-cell office:value-type="float" office:value="0.0482476">
                <text:p>0.0482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0.162103">
                <text:p>0.162103</text:p>
              </table:table-cell>
              <table:table-cell office:value-type="float" office:value="0.0239848">
                <text:p>0.0239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'outdated-direct-virtual-aos-call'.B18:'outdated-direct-virtual-aos-call'.B81 'outdated-direct-virtual-aos-call'.G17:'outdated-direct-virtual-aos-call'.G81 'outdated-direct-virtual-aos-call'.I17:'outdated-direct-virtual-aos-call'.I81" chart:data-source-has-labels="row" svg:x="1.331cm" svg:y="0.18cm" svg:width="10.227cm" svg:height="7.659cm">
          <chartooo:coordinate-region svg:x="2.058cm" svg:y="0.379cm" svg:width="9.313cm" svg:height="6.813cm"/>
          <chart:axis chart:dimension="x" chart:name="primary-x" chart:style-name="ch4">
            <chart:title svg:x="5.289cm" svg:y="8.019cm" chart:style-name="ch5">
              <text:p>num molecules</text:p>
            </chart:title>
          </chart:axis>
          <chart:axis chart:dimension="y" chart:name="primary-y" chart:style-name="ch4">
            <chart:title svg:x="0.451cm" svg:y="4.886cm" chart:style-name="ch6">
              <text:p>GFLOP/sec</text:p>
            </chart:title>
            <chart:grid chart:style-name="ch7" chart:class="major"/>
          </chart:axis>
          <chart:series chart:style-name="ch8" chart:values-cell-range-address="'outdated-direct-virtual-aos-call'.G18:'outdated-direct-virtual-aos-call'.G81" chart:label-cell-address="'outdated-direct-virtual-aos-call'.G17:'outdated-direct-virtual-aos-call'.G17" chart:class="chart:scatter">
            <chart:domain table:cell-range-address="'outdated-direct-virtual-aos-call'.B18:'outdated-direct-virtual-aos-call'.B81"/>
            <chart:data-point chart:repeated="64"/>
          </chart:series>
          <chart:series chart:style-name="ch9" chart:values-cell-range-address="'outdated-direct-virtual-aos-call'.I18:'outdated-direct-virtual-aos-call'.I81" chart:label-cell-address="'outdated-direct-virtual-aos-call'.I17:'outdated-direct-virtual-aos-call'.I17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/sec</text:p>
                <draw:g>
                  <svg:desc>'outdated-direct-virtual-aos-call'.G17:'outdated-direct-virtual-aos-call'.G17</svg:desc>
                </draw:g>
              </table:table-cell>
              <table:table-cell office:value-type="string">
                <text:p>GFLOP/sec AVX2</text:p>
                <draw:g>
                  <svg:desc>'outdated-direct-virtual-aos-call'.I17:'outdated-direct-virtual-aos-call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18:'outdated-direct-virtual-aos-call'.B81</svg:desc>
                </draw:g>
              </table:table-cell>
              <table:table-cell office:value-type="float" office:value="0">
                <text:p>0</text:p>
                <draw:g>
                  <svg:desc>'outdated-direct-virtual-aos-call'.G18:'outdated-direct-virtual-aos-call'.G81</svg:desc>
                </draw:g>
              </table:table-cell>
              <table:table-cell office:value-type="float" office:value="0">
                <text:p>0</text:p>
                <draw:g>
                  <svg:desc>'outdated-direct-virtual-aos-call'.I18:'outdated-direct-virtual-aos-call'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9496">
                <text:p>0.279496</text:p>
              </table:table-cell>
              <table:table-cell office:value-type="float" office:value="0.520227">
                <text:p>0.52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6924">
                <text:p>0.496924</text:p>
              </table:table-cell>
              <table:table-cell office:value-type="float" office:value="1.39194">
                <text:p>1.3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9025">
                <text:p>1.09025</text:p>
              </table:table-cell>
              <table:table-cell office:value-type="float" office:value="1.58981">
                <text:p>1.58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292">
                <text:p>1.3292</text:p>
              </table:table-cell>
              <table:table-cell office:value-type="float" office:value="1.98405">
                <text:p>1.98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4212">
                <text:p>1.64212</text:p>
              </table:table-cell>
              <table:table-cell office:value-type="float" office:value="2.12055">
                <text:p>2.1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3385">
                <text:p>2.03385</text:p>
              </table:table-cell>
              <table:table-cell office:value-type="float" office:value="2.15295">
                <text:p>2.1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7257">
                <text:p>2.17257</text:p>
              </table:table-cell>
              <table:table-cell office:value-type="float" office:value="2.22983">
                <text:p>2.2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301">
                <text:p>2.2301</text:p>
              </table:table-cell>
              <table:table-cell office:value-type="float" office:value="2.27512">
                <text:p>2.2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7686">
                <text:p>2.27686</text:p>
              </table:table-cell>
              <table:table-cell office:value-type="float" office:value="2.29361">
                <text:p>2.29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4996">
                <text:p>2.24996</text:p>
              </table:table-cell>
              <table:table-cell office:value-type="float" office:value="2.31973">
                <text:p>2.31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31614">
                <text:p>2.31614</text:p>
              </table:table-cell>
              <table:table-cell office:value-type="float" office:value="2.36544">
                <text:p>2.3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271">
                <text:p>2.3271</text:p>
              </table:table-cell>
              <table:table-cell office:value-type="float" office:value="2.35459">
                <text:p>2.3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37074">
                <text:p>2.37074</text:p>
              </table:table-cell>
              <table:table-cell office:value-type="float" office:value="2.41736">
                <text:p>2.41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8317">
                <text:p>2.38317</text:p>
              </table:table-cell>
              <table:table-cell office:value-type="float" office:value="2.40081">
                <text:p>2.4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9206">
                <text:p>2.39206</text:p>
              </table:table-cell>
              <table:table-cell office:value-type="float" office:value="2.40289">
                <text:p>2.4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38575">
                <text:p>2.38575</text:p>
              </table:table-cell>
              <table:table-cell office:value-type="float" office:value="2.41144">
                <text:p>2.4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105">
                <text:p>2.4105</text:p>
              </table:table-cell>
              <table:table-cell office:value-type="float" office:value="2.38642">
                <text:p>2.3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40924">
                <text:p>2.40924</text:p>
              </table:table-cell>
              <table:table-cell office:value-type="float" office:value="2.39626">
                <text:p>2.3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8497">
                <text:p>2.38497</text:p>
              </table:table-cell>
              <table:table-cell office:value-type="float" office:value="2.44826">
                <text:p>2.44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43054">
                <text:p>2.43054</text:p>
              </table:table-cell>
              <table:table-cell office:value-type="float" office:value="2.4634">
                <text:p>2.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0582">
                <text:p>2.00582</text:p>
              </table:table-cell>
              <table:table-cell office:value-type="float" office:value="2.47154">
                <text:p>2.47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4304">
                <text:p>2.4304</text:p>
              </table:table-cell>
              <table:table-cell office:value-type="float" office:value="2.44671">
                <text:p>2.44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41811">
                <text:p>2.41811</text:p>
              </table:table-cell>
              <table:table-cell office:value-type="float" office:value="2.48536">
                <text:p>2.48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45643">
                <text:p>2.45643</text:p>
              </table:table-cell>
              <table:table-cell office:value-type="float" office:value="2.42238">
                <text:p>2.4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44267">
                <text:p>2.44267</text:p>
              </table:table-cell>
              <table:table-cell office:value-type="float" office:value="2.45353">
                <text:p>2.4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6705">
                <text:p>2.46705</text:p>
              </table:table-cell>
              <table:table-cell office:value-type="float" office:value="2.43408">
                <text:p>2.43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7274">
                <text:p>2.47274</text:p>
              </table:table-cell>
              <table:table-cell office:value-type="float" office:value="2.45644">
                <text:p>2.45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46133">
                <text:p>2.46133</text:p>
              </table:table-cell>
              <table:table-cell office:value-type="float" office:value="2.46223">
                <text:p>2.4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5599">
                <text:p>2.45599</text:p>
              </table:table-cell>
              <table:table-cell office:value-type="float" office:value="2.48356">
                <text:p>2.48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6629">
                <text:p>2.46629</text:p>
              </table:table-cell>
              <table:table-cell office:value-type="float" office:value="2.49146">
                <text:p>2.49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48231">
                <text:p>2.48231</text:p>
              </table:table-cell>
              <table:table-cell office:value-type="float" office:value="2.46708">
                <text:p>2.46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46184">
                <text:p>2.46184</text:p>
              </table:table-cell>
              <table:table-cell office:value-type="float" office:value="2.4953">
                <text:p>2.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47269">
                <text:p>2.47269</text:p>
              </table:table-cell>
              <table:table-cell office:value-type="float" office:value="2.4907">
                <text:p>2.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48477">
                <text:p>2.48477</text:p>
              </table:table-cell>
              <table:table-cell office:value-type="float" office:value="2.49268">
                <text:p>2.49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49144">
                <text:p>2.49144</text:p>
              </table:table-cell>
              <table:table-cell office:value-type="float" office:value="2.49976">
                <text:p>2.49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5653">
                <text:p>2.45653</text:p>
              </table:table-cell>
              <table:table-cell office:value-type="float" office:value="2.50329">
                <text:p>2.50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48226">
                <text:p>2.48226</text:p>
              </table:table-cell>
              <table:table-cell office:value-type="float" office:value="2.51822">
                <text:p>2.5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7645">
                <text:p>2.47645</text:p>
              </table:table-cell>
              <table:table-cell office:value-type="float" office:value="2.51485">
                <text:p>2.5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8254">
                <text:p>2.48254</text:p>
              </table:table-cell>
              <table:table-cell office:value-type="float" office:value="2.52554">
                <text:p>2.52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6496">
                <text:p>2.46496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923">
                <text:p>2.4923</text:p>
              </table:table-cell>
              <table:table-cell office:value-type="float" office:value="2.52141">
                <text:p>2.5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48017">
                <text:p>2.48017</text:p>
              </table:table-cell>
              <table:table-cell office:value-type="float" office:value="2.52294">
                <text:p>2.52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48047">
                <text:p>2.48047</text:p>
              </table:table-cell>
              <table:table-cell office:value-type="float" office:value="2.51831">
                <text:p>2.51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46754">
                <text:p>2.46754</text:p>
              </table:table-cell>
              <table:table-cell office:value-type="float" office:value="2.52871">
                <text:p>2.5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482">
                <text:p>2.482</text:p>
              </table:table-cell>
              <table:table-cell office:value-type="float" office:value="2.52085">
                <text:p>2.52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48481">
                <text:p>2.48481</text:p>
              </table:table-cell>
              <table:table-cell office:value-type="float" office:value="2.51584">
                <text:p>2.51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0572">
                <text:p>2.50572</text:p>
              </table:table-cell>
              <table:table-cell office:value-type="float" office:value="2.52811">
                <text:p>2.52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49138">
                <text:p>2.49138</text:p>
              </table:table-cell>
              <table:table-cell office:value-type="float" office:value="2.50076">
                <text:p>2.50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2946">
                <text:p>2.42946</text:p>
              </table:table-cell>
              <table:table-cell office:value-type="float" office:value="2.50572">
                <text:p>2.50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6369">
                <text:p>2.46369</text:p>
              </table:table-cell>
              <table:table-cell office:value-type="float" office:value="2.51198">
                <text:p>2.51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6664">
                <text:p>2.46664</text:p>
              </table:table-cell>
              <table:table-cell office:value-type="float" office:value="2.50517">
                <text:p>2.50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2948">
                <text:p>2.42948</text:p>
              </table:table-cell>
              <table:table-cell office:value-type="float" office:value="2.51448">
                <text:p>2.51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737">
                <text:p>2.47737</text:p>
              </table:table-cell>
              <table:table-cell office:value-type="float" office:value="2.50408">
                <text:p>2.50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374">
                <text:p>2.374</text:p>
              </table:table-cell>
              <table:table-cell office:value-type="float" office:value="2.51459">
                <text:p>2.51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3925">
                <text:p>2.43925</text:p>
              </table:table-cell>
              <table:table-cell office:value-type="float" office:value="2.51432">
                <text:p>2.51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4651">
                <text:p>2.4651</text:p>
              </table:table-cell>
              <table:table-cell office:value-type="float" office:value="2.51317">
                <text:p>2.51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40663">
                <text:p>2.40663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9606">
                <text:p>2.39606</text:p>
              </table:table-cell>
              <table:table-cell office:value-type="float" office:value="2.51914">
                <text:p>2.51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41965">
                <text:p>2.41965</text:p>
              </table:table-cell>
              <table:table-cell office:value-type="float" office:value="2.51963">
                <text:p>2.5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5777">
                <text:p>2.45777</text:p>
              </table:table-cell>
              <table:table-cell office:value-type="float" office:value="2.51698">
                <text:p>2.51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9763">
                <text:p>2.29763</text:p>
              </table:table-cell>
              <table:table-cell office:value-type="float" office:value="2.51267">
                <text:p>2.51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707">
                <text:p>2.4707</text:p>
              </table:table-cell>
              <table:table-cell office:value-type="float" office:value="2.51573">
                <text:p>2.51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573">
                <text:p>2.48573</text:p>
              </table:table-cell>
              <table:table-cell office:value-type="float" office:value="2.52311">
                <text:p>2.52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9cm" xlink:href=".." xlink:type="simple" chart:class="chart:scatter" chart:style-name="ch1">
        <chart:legend chart:legend-position="end" svg:x="8.972cm" svg:y="3.952cm" style:legend-expansion="high" chart:style-name="ch2"/>
        <chart:plot-area chart:style-name="ch3" table:cell-range-address="'LC-vs-DS'.B4:'LC-vs-DS'.B12 'LC-vs-DS'.D3:'LC-vs-DS'.E12" chart:data-source-has-labels="row" svg:x="1.265cm" svg:y="0.18cm" svg:width="7.453cm" svg:height="7.659cm">
          <chartooo:coordinate-region svg:x="1.992cm" svg:y="0.38cm" svg:width="6.467cm" svg:height="6.812cm"/>
          <chart:axis chart:dimension="x" chart:name="primary-x" chart:style-name="ch4">
            <chart:title svg:x="3.836cm" svg:y="8.019cm" chart:style-name="ch5">
              <text:p>num molecules</text:p>
            </chart:title>
          </chart:axis>
          <chart:axis chart:dimension="y" chart:name="primary-y" chart:style-name="ch6">
            <chart:title svg:x="0.451cm" svg:y="4.886cm" chart:style-name="ch7">
              <text:p>GFLOP/sec</text:p>
            </chart:title>
            <chart:grid chart:style-name="ch8" chart:class="major"/>
          </chart:axis>
          <chart:series chart:style-name="ch9" chart:values-cell-range-address="'LC-vs-DS'.D4:'LC-vs-DS'.D12" chart:label-cell-address="'LC-vs-DS'.D3:'LC-vs-DS'.D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E4:'LC-vs-DS'.E12" chart:label-cell-address="'LC-vs-DS'.E3:'LC-vs-DS'.E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GFLOP/sec</text:p>
                <draw:g>
                  <svg:desc>'LC-vs-DS'.D3:'LC-vs-DS'.D3</svg:desc>
                </draw:g>
              </table:table-cell>
              <table:table-cell office:value-type="string">
                <text:p>DS GFLOP/sec</text:p>
                <draw:g>
                  <svg:desc>'LC-vs-DS'.E3:'LC-vs-DS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0.0531699">
                <text:p>0.0531699</text:p>
                <draw:g>
                  <svg:desc>'LC-vs-DS'.D4:'LC-vs-DS'.D12</svg:desc>
                </draw:g>
              </table:table-cell>
              <table:table-cell office:value-type="float" office:value="0.799031">
                <text:p>0.799031</text:p>
                <draw:g>
                  <svg:desc>'LC-vs-DS'.E4:'LC-vs-DS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170095">
                <text:p>0.170095</text:p>
              </table:table-cell>
              <table:table-cell office:value-type="float" office:value="0.814488">
                <text:p>0.814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371194">
                <text:p>0.371194</text:p>
              </table:table-cell>
              <table:table-cell office:value-type="float" office:value="0.824822">
                <text:p>0.824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617132">
                <text:p>0.617132</text:p>
              </table:table-cell>
              <table:table-cell office:value-type="float" office:value="0.833618">
                <text:p>0.83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837046">
                <text:p>0.837046</text:p>
              </table:table-cell>
              <table:table-cell office:value-type="float" office:value="0.830515">
                <text:p>0.8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96614">
                <text:p>0.96614</text:p>
              </table:table-cell>
              <table:table-cell office:value-type="float" office:value="0.834653">
                <text:p>0.834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.01504">
                <text:p>1.01504</text:p>
              </table:table-cell>
              <table:table-cell office:value-type="float" office:value="0.830704">
                <text:p>0.83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1.03548">
                <text:p>1.03548</text:p>
              </table:table-cell>
              <table:table-cell office:value-type="float" office:value="0.836923">
                <text:p>0.83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.0527">
                <text:p>1.0527</text:p>
              </table:table-cell>
              <table:table-cell office:value-type="float" office:value="0.832683">
                <text:p>0.8326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9cm" xlink:href=".." xlink:type="simple" chart:class="chart:scatter" chart:style-name="ch1">
        <chart:legend chart:legend-position="end" svg:x="9.634cm" svg:y="3.952cm" style:legend-expansion="high" chart:style-name="ch2"/>
        <chart:plot-area chart:style-name="ch3" table:cell-range-address="'LC-vs-DS'.B4:'LC-vs-DS'.B12 'LC-vs-DS'.J3:'LC-vs-DS'.K12" chart:data-source-has-labels="row" svg:x="1.265cm" svg:y="0.18cm" svg:width="8.115cm" svg:height="7.659cm">
          <chartooo:coordinate-region svg:x="2.177cm" svg:y="0.379cm" svg:width="6.952cm" svg:height="6.813cm"/>
          <chart:axis chart:dimension="x" chart:name="primary-x" chart:style-name="ch4">
            <chart:title svg:x="4.167cm" svg:y="8.019cm" chart:style-name="ch5">
              <text:p>num molecules</text:p>
            </chart:title>
          </chart:axis>
          <chart:axis chart:dimension="y" chart:name="primary-y" chart:style-name="ch6">
            <chart:title svg:x="0.451cm" svg:y="4.556cm" chart:style-name="ch7">
              <text:p>hit rate</text:p>
            </chart:title>
            <chart:grid chart:style-name="ch8" chart:class="major"/>
          </chart:axis>
          <chart:series chart:style-name="ch9" chart:values-cell-range-address="'LC-vs-DS'.J4:'LC-vs-DS'.J12" chart:label-cell-address="'LC-vs-DS'.J3:'LC-vs-DS'.J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K4:'LC-vs-DS'.K12" chart:label-cell-address="'LC-vs-DS'.K3:'LC-vs-DS'.K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hit rate </text:p>
                <draw:g>
                  <svg:desc>'LC-vs-DS'.J3:'LC-vs-DS'.J3</svg:desc>
                </draw:g>
              </table:table-cell>
              <table:table-cell office:value-type="string">
                <text:p>DS hit rate </text:p>
                <draw:g>
                  <svg:desc>'LC-vs-DS'.K3:'LC-vs-DS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0.118421">
                <text:p>0.118421</text:p>
                <draw:g>
                  <svg:desc>'LC-vs-DS'.J4:'LC-vs-DS'.J12</svg:desc>
                </draw:g>
              </table:table-cell>
              <table:table-cell office:value-type="float" office:value="0.0181452">
                <text:p>0.0181452</text:p>
                <draw:g>
                  <svg:desc>'LC-vs-DS'.K4:'LC-vs-DS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152824">
                <text:p>0.152824</text:p>
              </table:table-cell>
              <table:table-cell office:value-type="float" office:value="0.0228175">
                <text:p>0.022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171527">
                <text:p>0.171527</text:p>
              </table:table-cell>
              <table:table-cell office:value-type="float" office:value="0.0246063">
                <text:p>0.0246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17722">
                <text:p>0.17722</text:p>
              </table:table-cell>
              <table:table-cell office:value-type="float" office:value="0.0259804">
                <text:p>0.0259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182434">
                <text:p>0.182434</text:p>
              </table:table-cell>
              <table:table-cell office:value-type="float" office:value="0.0259601">
                <text:p>0.0259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186852">
                <text:p>0.186852</text:p>
              </table:table-cell>
              <table:table-cell office:value-type="float" office:value="0.025782">
                <text:p>0.025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188695">
                <text:p>0.188695</text:p>
              </table:table-cell>
              <table:table-cell office:value-type="float" office:value="0.0261573">
                <text:p>0.0261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189092">
                <text:p>0.189092</text:p>
              </table:table-cell>
              <table:table-cell office:value-type="float" office:value="0.0262223">
                <text:p>0.0262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0.191169">
                <text:p>0.191169</text:p>
              </table:table-cell>
              <table:table-cell office:value-type="float" office:value="0.0264947">
                <text:p>0.0264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